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tate.PropertyState( PropertyEntry entry , ItemStateFactory isf , QPropertyDefinition definition , ItemDefinitionProvider definitionProvider , QValue [ ] values , int 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Data.PropertyData( int type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setValues( QValue [ ] values , int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Sta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State.isMultiVal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validate( QValue [ ] values , int propertyType , QPropertyDefinition defini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State.reve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State.diff( PropertyData p1 , PropertyData p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State.i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Valu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PropertyState( PropertyEntry entry , PropertyInfo pInfo , ItemStateFactory isf , ItemDefinitionProvider defini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Data.setValues( int type , QValu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tate.getWorkspa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tate.getDefin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tate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Data.discardValu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State.merge( ItemState another , boolean keepChang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Data.PropertyData( PropertyInfo p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